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014cm" fo:min-width="8.078cm" fo:padding-top="0cm" fo:padding-bottom="0cm" fo:padding-left="0cm" fo:padding-right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73cm" fo:min-width="1.80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80" draw:marker-start="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42cm" fo:min-width="0.455cm" fo:padding-top="0cm" fo:padding-bottom="0cm" fo:padding-left="0cm" fo:padding-right="0cm"/>
    </style:style>
    <style:style style:name="gr12" style:family="graphic" style:parent-style-name="standard">
      <style:graphic-properties svg:stroke-width="0.1cm" svg:stroke-color="#000080" draw:marker-start="Symmetric_20_Arrow" draw:marker-start-width="0.28cm" draw:marker-end="" draw:marker-end-width="0.28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969cm" fo:min-width="0.73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3.48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paragraph-properties fo:margin-left="0cm" fo:margin-right="0cm" fo:margin-top="0cm" fo:margin-bottom="0.4cm" fo:text-align="start" fo:text-indent="0cm"/>
    </style:style>
    <style:style style:name="P5" style:family="paragraph">
      <style:paragraph-properties fo:margin-left="0cm" fo:margin-right="0cm" fo:margin-top="0cm" fo:margin-bottom="0.4cm" fo:text-align="start" fo:text-indent="0cm"/>
      <style:text-properties fo:color="#000080" fo:font-size="16pt" style:font-size-asian="16pt" style:font-size-complex="16pt"/>
    </style:style>
    <style:style style:name="P6" style:family="paragraph">
      <style:text-properties fo:color="#000080" fo:font-size="28pt" style:font-size-asian="28pt" style:font-size-complex="2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16pt" style:font-size-asian="16pt" style:font-size-complex="16pt"/>
    </style:style>
    <style:style style:name="T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1.915cm" svg:height="1.534cm" svg:x="25.291cm" svg:y="1.594cm">
          <draw:text-box>
            <text:p><text:span text:style-name="T1">1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561cm" svg:y="9.634cm">
          <draw:text-box>
            <text:p text:style-name="P4"><text:span text:style-name="T2">Start in A, go to B</text:span></text:p>
          </draw:text-box>
        </draw:frame>
        <draw:frame draw:style-name="gr6" draw:layer="layout" svg:width="1.605cm" svg:height="1.02cm" svg:x="4.089cm" svg:y="16.8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0.804cm" svg:height="1.191cm" svg:x="13.545cm" svg:y="9.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8.883cm" svg:y="9.301cm">
          <draw:text-box>
            <text:p><text:span text:style-name="T3">B</text:span></text:p>
          </draw:text-box>
        </draw:frame>
        <draw:line draw:style-name="gr9" draw:text-style-name="P3" draw:layer="layout" svg:x1="13.421cm" svg:y1="9.925cm" svg:x2="9.718cm" svg:y2="9.902cm">
          <text:p/>
        </draw:line>
      </draw:page>
      <draw:page draw:name="page2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48cm" svg:height="1.534cm" svg:x="25.291cm" svg:y="1.594cm">
          <draw:text-box>
            <text:p><text:span text:style-name="T1">2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4"><text:span text:style-name="T2">Start in A, go to B, then in C</text:span></text:p>
          </draw:text-box>
        </draw:frame>
        <draw:frame draw:style-name="gr6" draw:layer="layout" svg:width="2.248cm" svg:height="1.02cm" svg:x="3.762cm" svg:y="16.8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layout" svg:width="0.804cm" svg:height="1.191cm" svg:x="13.926cm" svg:y="12.483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9.264cm" svg:y="12.384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9.276cm" svg:y="8.299cm">
          <draw:text-box>
            <text:p><text:span text:style-name="T3">C</text:span></text:p>
          </draw:text-box>
        </draw:frame>
        <draw:line draw:style-name="gr9" draw:text-style-name="P3" draw:layer="layout" svg:x1="9.598cm" svg:y1="12.329cm" svg:x2="9.598cm" svg:y2="9.443cm">
          <text:p/>
        </draw:line>
        <draw:line draw:style-name="gr9" draw:text-style-name="P3" draw:layer="layout" svg:x1="13.802cm" svg:y1="13.008cm" svg:x2="10.099cm" svg:y2="12.985cm">
          <text:p/>
        </draw:line>
      </draw:page>
      <draw:page draw:name="page3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74cm" svg:height="1.534cm" svg:x="25.291cm" svg:y="1.594cm">
          <draw:text-box>
            <text:p><text:span text:style-name="T1">3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4"><text:span text:style-name="T2">Start in A, go to B, then in C, then in D</text:span></text:p>
          </draw:text-box>
        </draw:frame>
        <draw:frame draw:style-name="gr6" draw:layer="layout" svg:width="2.951cm" svg:height="1.02cm" svg:x="3.626cm" svg:y="16.8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6" draw:layer="layout" svg:width="0.804cm" svg:height="1.191cm" svg:x="15.753cm" svg:y="12.838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091cm" svg:y="12.739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103cm" svg:y="8.654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482cm" svg:y="8.63cm">
          <draw:text-box>
            <text:p><text:span text:style-name="T3">D</text:span></text:p>
          </draw:text-box>
        </draw:frame>
        <draw:line draw:style-name="gr9" draw:text-style-name="P3" draw:layer="layout" svg:x1="10.965cm" svg:y1="9.219cm" svg:x2="7.262cm" svg:y2="9.196cm">
          <text:p/>
        </draw:line>
        <draw:line draw:style-name="gr12" draw:text-style-name="P3" draw:layer="layout" svg:x1="11.425cm" svg:y1="9.798cm" svg:x2="11.425cm" svg:y2="12.684cm">
          <text:p/>
        </draw:line>
        <draw:line draw:style-name="gr9" draw:text-style-name="P3" draw:layer="layout" svg:x1="15.629cm" svg:y1="13.363cm" svg:x2="11.926cm" svg:y2="13.34cm">
          <text:p/>
        </draw:line>
      </draw:page>
      <draw:page draw:name="page4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225cm" svg:height="1.534cm" svg:x="25.291cm" svg:y="1.594cm">
          <draw:text-box>
            <text:p><text:span text:style-name="T1">4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4"><text:span text:style-name="T2">Start in A, go to B, then in C, then in D, then in</text:span><text:span text:style-name="T2"> E</text:span></text:p>
          </draw:text-box>
        </draw:frame>
        <draw:frame draw:style-name="gr6" draw:layer="layout" svg:width="3.599cm" svg:height="1.02cm" svg:x="3.217cm" svg:y="16.8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  <draw:page draw:name="page5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61cm" svg:height="1.534cm" svg:x="25.291cm" svg:y="1.594cm">
          <draw:text-box>
            <text:p><text:span text:style-name="T1">5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4"><text:span text:style-name="T2">Start in A, go to B, then in C, then in D, then in E</text:span><text:span text:style-name="T2">, then in</text:span><text:span text:style-name="T2"> F</text:span></text:p>
          </draw:text-box>
        </draw:frame>
        <draw:frame draw:style-name="gr6" draw:layer="layout" svg:width="4.247cm" svg:height="1.02cm" svg:x="2.699cm" svg:y="16.8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7.447cm" svg:y1="6.002cm" svg:x2="15.99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14" draw:text-style-name="P5" draw:layer="layout" svg:width="8.543cm" svg:height="3.486cm" svg:x="18.352cm" svg:y="12.224cm">
          <draw:text-box>
            <text:p text:style-name="P4"><text:span text:style-name="T2">Start in A, go to B, then in C, then in D, then in E, then in F,</text:span><text:span text:style-name="T2"> back to A and loop forever</text:span></text:p>
          </draw:text-box>
        </draw:frame>
        <draw:frame draw:style-name="gr6" draw:layer="layout" svg:width="4.254cm" svg:height="1.66cm" svg:x="2.699cm" svg:y="16.8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line draw:style-name="gr9" draw:text-style-name="P3" draw:layer="layout" svg:x1="16.312cm" svg:y1="6.573cm" svg:x2="16.257cm" svg:y2="13.555cm">
          <text:p/>
        </draw:lin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12" draw:text-style-name="P3" draw:layer="layout" svg:x1="15.997cm" svg:y1="6.002cm" svg:x2="7.44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9" draw:text-style-name="P3" draw:layer="layout" svg:x1="11.616cm" svg:y1="13.42cm" svg:x2="11.616cm" svg:y2="10.534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22</meta:editing-cycles>
    <meta:editing-duration>PT1H5M41S</meta:editing-duration>
    <dc:date>2014-06-17T00:35:52</dc:date>
    <dc:creator>oaz 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  <mi mathvariant="normal">F</mi>
          </mrow>
        </mrow>
      </mstyle>
    </mrow>
    <annotation encoding="StarMath 5.0">color blue { A B C D E F }</annotation>
  </semantics>
</math>
</file>

<file path=Object 2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</mrow>
        </mrow>
      </mstyle>
    </mrow>
    <annotation encoding="StarMath 5.0">color blue { A B C }</annotation>
  </semantics>
</math>
</file>

<file path=Object 3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</mrow>
        </mrow>
      </mstyle>
    </mrow>
    <annotation encoding="StarMath 5.0">color blue { A B C D }</annotation>
  </semantics>
</math>
</file>

<file path=Object 4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</mrow>
        </mrow>
      </mstyle>
    </mrow>
    <annotation encoding="StarMath 5.0">color blue { A B C D E }</annotation>
  </semantics>
</math>
</file>

<file path=Object 5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</mrow>
        </mrow>
      </mstyle>
    </mrow>
    <annotation encoding="StarMath 5.0">color blue { A B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i mathvariant="normal">B</mi>
                  <mi mathvariant="normal">C</mi>
                  <mi mathvariant="normal">D</mi>
                  <mi mathvariant="normal">E</mi>
                  <mi mathvariant="normal">F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B C D E F } underbrace infinity   }</annotation>
  </semantics>
</math>
</file>